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GoBack"/>1. Поиск<text:tab/></text:p>
      <text:p text:style-name="Standard"><text:bookmark-end text:name="_GoBack"/>1.1. По ключевым словам из документов . И из наименования тендера</text:p>
      <text:p text:style-name="Standard">1.2. Отбор по регионам</text:p>
      <text:p text:style-name="Standard">1.3. Заказы с авансированием, поэтапная оплата , заказы без обечпечения заявки, без обеспечения контракта</text:p>
      <text:p text:style-name="Standard">1.4. Отбор по этапам</text:p>
      <text:p text:style-name="Standard">1.5. Отбор по закону</text:p>
      <text:p text:style-name="Standard">1.6. Отбор по цене.</text:p>
      <text:p text:style-name="Standard">1.7. Отбор по заказчику (ИНН)<text:tab/></text:p>
      <text:p text:style-name="Standard">1.8. Отбор по отрасли</text:p>
      <text:p text:style-name="Standard">2. Шаблоны<text:tab/></text:p>
      <text:p text:style-name="Standard">2.1. Сохранение и редактирование</text:p>
      <text:p text:style-name="Standard">2.2. Настройка уведомлений</text:p>
      <text:p text:style-name="P2">3. Карточка тендера<text:tab/></text:p>
      <text:p text:style-name="Standard">3.1. Разработка внешнего вида</text:p>
      <text:p text:style-name="Standard">3.2. Разработка системы участия в тендере</text:p>
      <text:p text:style-name="Standard">3.3. Анализ заказчика</text:p>
      <text:p text:style-name="Standard">3.4. Список документов</text:p>
      <text:p text:style-name="P2">4. Выгрузка<text:tab/></text:p>
      <text:p text:style-name="Standard">4.1. Выгрузка закупок в Excel<text:line-break/><text:span text:style-name="T1">5. Избранные закупки</text:span><text:line-break/><text:span text:style-name="T1">6.Аналитика по заказчику</text:span><text:line-break/><text:line-break/><text:line-break/><text:line-break/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olay</meta:initial-creator>
    <meta:editing-cycles>2</meta:editing-cycles>
    <meta:creation-date>2015-03-18T13:34:00</meta:creation-date>
    <dc:date>2015-07-02T21:00:46.20</dc:date>
    <meta:editing-duration>PT1M56S</meta:editing-duration>
    <meta:generator>OpenOffice/4.1.0$Win32 OpenOffice.org_project/410m18$Build-9764</meta:generator>
    <meta:document-statistic meta:table-count="0" meta:image-count="0" meta:object-count="0" meta:page-count="1" meta:paragraph-count="19" meta:word-count="93" meta:character-count="60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